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0cm"/>
    </style:style>
    <style:style style:name="gr5" style:family="graphic" style:parent-style-name="standard">
      <style:graphic-properties draw:stroke="dash" draw:stroke-dash="Fine_20_Dashed_20__28_var_29_" svg:stroke-width="0.051cm" svg:stroke-color="#808080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3.386cm" svg:height="2.117cm" svg:x="14.817cm" svg:y="0.423cm">
          <text:p text:style-name="P1">S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4" draw:layer="layout" svg:width="3.387cm" svg:height="2.117cm" svg:x="6.35cm" svg:y="0.423cm">
          <text:p text:style-name="P1">S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2" draw:layer="layout" svg:width="2.117cm" svg:height="2.117cm" svg:x="12.911cm" svg:y="4.444cm">
          <text:p text:style-name="P1">P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3" draw:layer="layout" svg:width="2.117cm" svg:height="2.117cm" svg:x="17.991cm" svg:y="4.444cm">
          <text:p text:style-name="P1">P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5" draw:layer="layout" svg:width="2.117cm" svg:height="2.117cm" svg:x="4.671cm" svg:y="4.444cm">
          <text:p text:style-name="P1">P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16.51cm" svg:y1="2.54cm" svg:x2="13.97cm" svg:y2="4.444cm" draw:start-shape="id1" draw:start-glue-point="6" draw:end-shape="id2" draw:end-glue-point="4" svg:d="m16510 2540-2540 1904">
          <text:p/>
        </draw:connector>
        <draw:connector draw:style-name="gr2" draw:text-style-name="P1" draw:layer="layout" draw:type="line" svg:x1="16.51cm" svg:y1="2.54cm" svg:x2="19.05cm" svg:y2="4.444cm" draw:start-shape="id1" draw:start-glue-point="6" draw:end-shape="id3" draw:end-glue-point="4" svg:d="m16510 2540 2540 1904">
          <text:p/>
        </draw:connector>
        <draw:connector draw:style-name="gr2" draw:text-style-name="P1" draw:layer="layout" draw:type="line" svg:x1="15.028cm" svg:y1="5.503cm" svg:x2="17.991cm" svg:y2="5.503cm" draw:start-shape="id2" draw:start-glue-point="10" draw:end-shape="id3" draw:end-glue-point="6" svg:d="m15028 5503h2963">
          <text:p/>
        </draw:connector>
        <draw:connector draw:style-name="gr2" draw:text-style-name="P1" draw:layer="layout" draw:type="line" svg:x1="8.044cm" svg:y1="2.54cm" svg:x2="5.73cm" svg:y2="4.444cm" draw:start-shape="id4" draw:start-glue-point="6" draw:end-shape="id5" draw:end-glue-point="4" svg:d="m8044 2540-2314 1904">
          <text:p/>
        </draw:connector>
        <draw:rect draw:style-name="gr3" draw:text-style-name="P1" draw:id="id6" draw:layer="layout" svg:width="2.541cm" svg:height="1.693cm" svg:x="14.816cm" svg:y="9.313cm">
          <text:p text:style-name="P1">G1</text:p>
        </draw:rect>
        <draw:rect draw:style-name="gr3" draw:text-style-name="P1" draw:id="id7" draw:layer="layout" svg:width="2.541cm" svg:height="1.693cm" svg:x="9.392cm" svg:y="9.313cm">
          <text:p text:style-name="P1">G2</text:p>
        </draw:rect>
        <draw:rect draw:style-name="gr3" draw:text-style-name="P1" draw:id="id9" draw:layer="layout" svg:width="2.541cm" svg:height="1.693cm" svg:x="4.02cm" svg:y="9.313cm">
          <text:p text:style-name="P1">G3</text:p>
        </draw:rect>
        <draw:rect draw:style-name="gr3" draw:text-style-name="P1" draw:id="id8" draw:layer="layout" svg:width="2.541cm" svg:height="1.693cm" svg:x="18.415cm" svg:y="9.313cm">
          <text:p text:style-name="P1">G4</text:p>
        </draw:rect>
        <draw:connector draw:style-name="gr2" draw:text-style-name="P1" draw:layer="layout" draw:type="line" svg:x1="13.97cm" svg:y1="6.561cm" svg:x2="16.086cm" svg:y2="9.313cm" draw:start-shape="id2" draw:start-glue-point="8" draw:end-shape="id6" draw:end-glue-point="0" svg:d="m13970 6561 2116 2752">
          <text:p/>
        </draw:connector>
        <draw:connector draw:style-name="gr2" draw:text-style-name="P1" draw:layer="layout" draw:type="line" svg:x1="13.97cm" svg:y1="6.561cm" svg:x2="10.662cm" svg:y2="9.313cm" draw:start-shape="id2" draw:start-glue-point="8" draw:end-shape="id7" draw:end-glue-point="0" svg:d="m13970 6561-3308 2752">
          <text:p/>
        </draw:connector>
        <draw:connector draw:style-name="gr2" draw:text-style-name="P1" draw:layer="layout" draw:type="line" svg:x1="19.05cm" svg:y1="6.561cm" svg:x2="19.685cm" svg:y2="9.313cm" draw:start-shape="id3" draw:start-glue-point="8" draw:end-shape="id8" draw:end-glue-point="0" svg:d="m19050 6561 635 2752">
          <text:p/>
        </draw:connector>
        <draw:connector draw:style-name="gr2" draw:text-style-name="P1" draw:layer="layout" draw:type="line" svg:x1="5.73cm" svg:y1="6.561cm" svg:x2="10.662cm" svg:y2="9.313cm" draw:start-shape="id5" draw:start-glue-point="8" draw:end-shape="id7" draw:end-glue-point="0" svg:d="m5730 6561 4932 2752">
          <text:p/>
        </draw:connector>
        <draw:connector draw:style-name="gr2" draw:text-style-name="P1" draw:layer="layout" draw:type="line" svg:x1="5.73cm" svg:y1="6.561cm" svg:x2="5.29cm" svg:y2="9.313cm" draw:start-shape="id5" draw:start-glue-point="8" draw:end-shape="id9" draw:end-glue-point="0" svg:d="m5730 6561-440 2752">
          <text:p/>
        </draw:connector>
        <draw:frame draw:style-name="gr4" draw:layer="layout" svg:width="3.81cm" svg:height="0.962cm" svg:x="1.058cm" svg:y="0.942cm">
          <draw:text-box>
            <text:p>Sources</text:p>
          </draw:text-box>
        </draw:frame>
        <draw:frame draw:style-name="gr4" draw:layer="layout" svg:width="3.81cm" svg:height="0.962cm" svg:x="1.058cm" svg:y="4.964cm">
          <draw:text-box>
            <text:p>Pathways</text:p>
          </draw:text-box>
        </draw:frame>
        <draw:frame draw:style-name="gr4" draw:layer="layout" svg:width="3.81cm" svg:height="0.962cm" svg:x="1.058cm" svg:y="9.736cm">
          <draw:text-box>
            <text:p>Genes</text:p>
          </draw:text-box>
        </draw:frame>
        <draw:line draw:style-name="gr5" draw:text-style-name="P1" draw:layer="layout" svg:x1="0cm" svg:y1="7.831cm" svg:x2="22.86cm" svg:y2="7.831cm">
          <text:p/>
        </draw:line>
        <draw:line draw:style-name="gr5" draw:text-style-name="P1" draw:layer="layout" svg:x1="0cm" svg:y1="3.386cm" svg:x2="22.86cm" svg:y2="3.386cm">
          <text:p/>
        </draw:line>
        <draw:custom-shape draw:style-name="gr1" draw:text-style-name="P1" draw:id="id10" draw:layer="layout" svg:width="2.117cm" svg:height="2.117cm" svg:x="9.736cm" svg:y="4.445cm">
          <text:p text:style-name="P1">P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8.044cm" svg:y1="2.54cm" svg:x2="10.795cm" svg:y2="4.445cm" draw:start-shape="id4" draw:start-glue-point="6" draw:end-shape="id10" draw:end-glue-point="4" svg:d="m8044 2540 2751 1905">
          <text:p/>
        </draw:connector>
        <draw:connector draw:style-name="gr2" draw:text-style-name="P1" draw:layer="layout" draw:type="line" svg:x1="10.795cm" svg:y1="6.562cm" svg:x2="16.086cm" svg:y2="9.313cm" draw:start-shape="id10" draw:start-glue-point="8" draw:end-shape="id6" draw:end-glue-point="0" svg:d="m10795 6562 5291 2751">
          <text:p/>
        </draw:connector>
        <draw:connector draw:style-name="gr2" draw:text-style-name="P1" draw:layer="layout" draw:type="line" svg:x1="10.794cm" svg:y1="6.562cm" svg:x2="10.662cm" svg:y2="9.313cm" draw:start-shape="id10" draw:end-shape="id7" svg:d="m10794 6562-132 2751">
          <text:p/>
        </draw:connector>
        <draw:connector draw:style-name="gr2" draw:text-style-name="P1" draw:layer="layout" draw:type="line" svg:x1="6.788cm" svg:y1="5.503cm" svg:x2="9.736cm" svg:y2="5.504cm" draw:start-shape="id5" draw:start-glue-point="10" draw:end-shape="id10" draw:end-glue-point="6" svg:d="m6788 5503 2948 1">
          <text:p/>
        </draw:connector>
        <draw:frame draw:style-name="gr4" draw:text-style-name="P2" draw:layer="layout" svg:width="2.751cm" svg:height="0.806cm" svg:x="6.774cm" svg:y="4.656cm">
          <draw:text-box>
            <text:p text:style-name="P2"><text:span text:style-name="T1">regulates</text:span></text:p>
          </draw:text-box>
        </draw:frame>
        <draw:frame draw:style-name="gr4" draw:text-style-name="P2" draw:layer="layout" svg:width="1.481cm" svg:height="0.806cm" svg:x="15.664cm" svg:y="4.656cm">
          <draw:text-box>
            <text:p text:style-name="P2"><text:span text:style-name="T1">is_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.86cm" fo:page-height="11.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hn Wallace</meta:initial-creator>
    <meta:creation-date>2012-04-02T16:41:31</meta:creation-date>
    <dc:date>2012-07-03T10:54:21</dc:date>
    <dc:creator>John Wallace</dc:creator>
    <meta:editing-duration>PT01H00M35S</meta:editing-duration>
    <meta:editing-cycles>3</meta:editing-cycles>
    <meta:generator>OpenOffice.org/3.2$Unix OpenOffice.org_project/320m19$Build-9505</meta:generator>
    <meta:document-statistic meta:object-count="30"/>
  </office:meta>
</office:document-meta>
</file>